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install Niche(demonstration release v0.5.0)</text:p>
      <text:p text:style-name="P1"><text:span text:style-name="T1"/></text:p>
      <text:p text:style-name="P1"><text:span text:style-name="T1"/></text:p>
      <text:p text:style-name="P2"><text:span text:style-name="T1">This is a small document explaining how to install Niche, a framework CMS. </text:span></text:p>
      <text:p text:style-name="P2"><text:span text:style-name="T1">First, you should check the requirements. The current requirements are:</text:span></text:p>
      <text:p text:style-name="P2"><text:span text:style-name="T1"/></text:p>
      <text:p text:style-name="P2"><text:span text:style-name="T1">-PHP 4.3.0 or above(not sure if 6.0.0 will work when it comes out though)</text:span></text:p>
      <text:p text:style-name="P2"><text:span text:style-name="T1"/></text:p>
      <text:p text:style-name="P2"><text:span text:style-name="T1">-Filesystem access to the Niche directory under PHP. This may require setting permissions to 0777, or possibly using SUID(SUID not tested)</text:span></text:p>
      <text:p text:style-name="P2"><text:span text:style-name="T1"/></text:p>
      <text:p text:style-name="P2"><text:span text:style-name="T1">-a few kilobytes of freespace in the Niche Directory(for temp and cache files)</text:span></text:p>
      <text:p text:style-name="P2"><text:span text:style-name="T1"/></text:p>
      <text:p text:style-name="P2"><text:span text:style-name="T1"/></text:p>
      <text:p text:style-name="P2"><text:span text:style-name="T1">Now, you need to copy the Niche files to your website. Right now, configuration is not automatic, and there is not a first run script.</text:span></text:p>
      <text:p text:style-name="P2"><text:span text:style-name="T1"/></text:p>
      <text:p text:style-name="P2"><text:span text:style-name="T1">If you would like to have a custom username and password, edit “config.php” and edit the variables $niche_user and $niche_pass with the required info.</text:span></text:p>
      <text:p text:style-name="P2"><text:span text:style-name="T1"/></text:p>
      <text:p text:style-name="P2"><text:span text:style-name="T1">Now, you should direct your browser to your website's niche directory. Login with your username and password. Note that the default username and password right now is “test” and “test2” respectively. Now goto the Niche Administration link. Now click on recache. This is really more of a diagnostic type thing. It shouldn't say any warnings or anything like that. For a last diagnostic, goto the test addon and click on test link. Now, something should appear at the bottom of the page saying “test1=my var”. If all of this works, then you are ready to start making addons or whatever...</text:span></text:p>
      <text:p text:style-name="P2"><text:span text:style-name="T1"/></text:p>
      <text:p text:style-name="P2"><text:span text:style-name="T1"/></text:p>
      <text:p text:style-name="P2"><text:span text:style-name="T1">Common Problems:</text:span></text:p>
      <text:p text:style-name="P2"><text:span text:style-name="T1"/></text:p>
      <text:p text:style-name="P2"><text:span text:style-name="T1">Problem: As soon as I login and click on a link, it asks me to login again.</text:span></text:p>
      <text:p text:style-name="P2"><text:span text:style-name="T1">Solution: Make sure that your browser accepts cookies from your website.</text:span></text:p>
      <text:p text:style-name="P2"><text:span text:style-name="T1"/></text:p>
      <text:p text:style-name="P2"><text:span text:style-name="T1">Problem: Upon clicking on the test link in the test addon, I get “Warning: LID not found...”</text:span></text:p>
      <text:p text:style-name="P2"><text:span text:style-name="T1">Problem: The text “Niche Warning: Failed to change the permissions of..” appears at the top of a page.</text:span></text:p>
      <text:p text:style-name="P2"><text:span text:style-name="T1">Problem: I get notices that files cannot be opened.</text:span></text:p>
      <text:p text:style-name="P2"><text:span text:style-name="T1">Solution: Make sure that permissions are set properly for the Niche directory, it's subdirectories and it's files.</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11T21:03:37</meta:creation-date>
    <dc:date>2007-08-11T21:28:52</dc:date>
    <dc:language>en-US</dc:language>
    <meta:editing-cycles>3</meta:editing-cycles>
    <meta:editing-duration>PT8M23S</meta:editing-duration>
    <meta:user-defined meta:name="Info 1"/>
    <meta:user-defined meta:name="Info 2"/>
    <meta:user-defined meta:name="Info 3"/>
    <meta:user-defined meta:name="Info 4"/>
    <meta:document-statistic meta:table-count="0" meta:image-count="0" meta:object-count="0" meta:page-count="1" meta:paragraph-count="16" meta:word-count="324" meta:character-count="1877"/>
  </office:meta>
</office:document-meta>
</file>